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er">
      <style:text-properties officeooo:rsid="00044fb3" officeooo:paragraph-rsid="00044fb3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4" style:family="paragraph" style:parent-style-name="Standard" style:list-style-name="WWNum1">
      <style:paragraph-properties fo:margin-left="1.27cm" fo:margin-right="0cm" fo:text-indent="-0.635cm" style:auto-text-indent="false"/>
      <style:text-properties officeooo:paragraph-rsid="00079fb0"/>
    </style:style>
    <style:style style:name="P5" style:family="paragraph" style:parent-style-name="Standard">
      <style:paragraph-properties fo:margin-left="1.27cm" fo:margin-right="0cm" fo:text-indent="-0.635cm" style:auto-text-indent="false"/>
    </style:style>
    <style:style style:name="P6" style:family="paragraph" style:parent-style-name="Standard">
      <style:paragraph-properties fo:margin-left="1.27cm" fo:margin-right="0cm" fo:text-indent="-0.635cm" style:auto-text-indent="false"/>
      <style:text-properties officeooo:rsid="00044fb3" officeooo:paragraph-rsid="00044fb3"/>
    </style:style>
    <style:style style:name="P7" style:family="paragraph" style:parent-style-name="Standard">
      <style:paragraph-properties fo:margin-left="1.27cm" fo:margin-right="0cm" fo:text-indent="-0.635cm" style:auto-text-indent="false"/>
      <style:text-properties officeooo:paragraph-rsid="00044fb3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44fb3" style:font-style-asian="italic" style:font-style-complex="italic"/>
    </style:style>
    <style:style style:name="T5" style:family="text">
      <style:text-properties fo:font-style="italic" officeooo:rsid="00052387" style:font-style-asian="italic" style:font-style-complex="italic"/>
    </style:style>
    <style:style style:name="T6" style:family="text">
      <style:text-properties fo:font-style="italic" officeooo:rsid="0005f6eb" style:font-style-asian="italic" style:font-style-complex="italic"/>
    </style:style>
    <style:style style:name="T7" style:family="text">
      <style:text-properties fo:font-style="italic" officeooo:rsid="00079fb0" style:font-style-asian="italic" style:font-style-complex="italic"/>
    </style:style>
    <style:style style:name="T8" style:family="text">
      <style:text-properties officeooo:rsid="000662f7"/>
    </style:style>
    <style:style style:name="T9" style:family="text">
      <style:text-properties officeooo:rsid="00079f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www.youtube.com/watch?v=M9LfoRAAyyo" text:style-name="ListLabel_20_10" text:visited-style-name="ListLabel_20_10"><text:span text:style-name="T1">Vídeo Big Data</text:span></text:a></text:p>
      <text:p text:style-name="Standard"/>
      <text:list xml:id="list4268386260" text:style-name="WWNum1">
        <text:list-item>
          <text:p text:style-name="P3">¿Qué datos se están almacenando ahora que no se hacía antes?</text:p>
        </text:list-item>
      </text:list>
      <text:p text:style-name="P5"><text:tab/><text:span text:style-name="T8">Datos sobre el comportamiento humano</text:span></text:p>
      <text:list xml:id="list10447885117299" text:continue-numbering="true" text:style-name="WWNum1">
        <text:list-item>
          <text:p text:style-name="P3">¿Quiénes son espías silenciosos y que dan información sobre nosotros?</text:p>
        </text:list-item>
      </text:list>
      <text:p text:style-name="P6"><text:tab/><text:span text:style-name="T3">Los teléfonos móviles</text:span></text:p>
      <text:list xml:id="list10448862572700" text:continue-numbering="true" text:style-name="WWNum1">
        <text:list-item>
          <text:p text:style-name="P3">¿Qué otros objetos guardan información?</text:p>
        </text:list-item>
      </text:list>
      <text:p text:style-name="P5"><text:tab/><text:span text:style-name="T4">Dispositivos que se conectan a internet</text:span></text:p>
      <text:list xml:id="list10448928499593" text:continue-numbering="true" text:style-name="WWNum1">
        <text:list-item>
          <text:p text:style-name="P3">¿De qué damos pista a través de nuestros dispositivos móviles?</text:p>
        </text:list-item>
      </text:list>
      <text:p text:style-name="P5"><text:tab/><text:span text:style-name="T4">Nuestros hábitos, consumos, etc.</text:span></text:p>
      <text:list xml:id="list10448402339252" text:continue-numbering="true" text:style-name="WWNum1">
        <text:list-item>
          <text:p text:style-name="P3">¿Para qué se usan estos datos?</text:p>
        </text:list-item>
      </text:list>
      <text:p text:style-name="P5"><text:tab/><text:span text:style-name="T8">Modelar comportamientos y generar perfiles</text:span></text:p>
      <text:list xml:id="list10448119884891" text:continue-numbering="true" text:style-name="WWNum1">
        <text:list-item>
          <text:p text:style-name="P3">¿Qué dos factores han permitido el Big Data?</text:p>
        </text:list-item>
      </text:list>
      <text:p text:style-name="P7"><text:tab/><text:span text:style-name="T4">El volumen de datos masivo y la velocidad de procesamiento de los mismos</text:span></text:p>
      <text:list xml:id="list10449037256882" text:continue-numbering="true" text:style-name="WWNum1">
        <text:list-item>
          <text:p text:style-name="P3">¿Cómo define la Dra. Ana García el Big Data?</text:p>
        </text:list-item>
      </text:list>
      <text:p text:style-name="P5"><text:tab/><text:span text:style-name="T4">El procesamiento de datos masivos cuando usamos el internet de manera cotidiana</text:span></text:p>
      <text:list xml:id="list10449098119815" text:continue-numbering="true" text:style-name="WWNum1">
        <text:list-item>
          <text:p text:style-name="P3">¿De dónde se sacan los datos masivos?</text:p>
        </text:list-item>
      </text:list>
      <text:p text:style-name="P5"><text:tab/><text:span text:style-name="T8">De móviles, redes sociales, aplicaciones</text:span></text:p>
      <text:list xml:id="list10448937081130" text:continue-numbering="true" text:style-name="WWNum1">
        <text:list-item>
          <text:p text:style-name="P3">¿Cuáles son las 5 Vs del Big Data? Di ejemplos de cada una de ellas.</text:p>
        </text:list-item>
      </text:list>
      <text:p text:style-name="P6"><text:tab/><text:span text:style-name="T3">Volumen, Velocidad, Veracidad, Variedad, Valor</text:span></text:p>
      <text:list xml:id="list10449800950748" text:continue-numbering="true" text:style-name="WWNum1">
        <text:list-item>
          <text:p text:style-name="P3">¿Cuántos millones de mensajes se enviaron por minuto en el año 2016?</text:p>
        </text:list-item>
      </text:list>
      <text:p text:style-name="P5"><text:tab/><text:span text:style-name="T4">204 millones de mensajes</text:span></text:p>
      <text:list xml:id="list10449722416137" text:continue-numbering="true" text:style-name="WWNum1">
        <text:list-item>
          <text:p text:style-name="P3">¿Qué significa que los datos sean estructurados?</text:p>
        </text:list-item>
      </text:list>
      <text:p text:style-name="P5"><text:tab/><text:span text:style-name="T4">Datos que seguían patrones concretos para ser almacenados</text:span></text:p>
      <text:list xml:id="list10449113156637" text:continue-numbering="true" text:style-name="WWNum1">
        <text:list-item>
          <text:p text:style-name="P3">Indica ejemplos de datos no estructurados.</text:p>
        </text:list-item>
      </text:list>
      <text:p text:style-name="P5"><text:tab/><text:span text:style-name="T4">Datos que aparecen en contenidos como los tweets.</text:span></text:p>
      <text:list xml:id="list10448549846592" text:continue-numbering="true" text:style-name="WWNum1">
        <text:list-item>
          <text:p text:style-name="P3">¿Qué significa limpiar los datos?</text:p>
        </text:list-item>
      </text:list>
      <text:p text:style-name="P5"><text:tab/><text:span text:style-name="T4">Buscar la veracidad de los datos</text:span></text:p>
      <text:list xml:id="list10449825395163" text:continue-numbering="true" text:style-name="WWNum1">
        <text:list-item>
          <text:p text:style-name="P3">¿Qué porcentaje de información generamos de nosotros mismos?</text:p>
        </text:list-item>
      </text:list>
      <text:p text:style-name="P5"><text:tab/><text:span text:style-name="T5">Generamos un </text:span><text:span text:style-name="T7">75% de datos</text:span><text:span text:style-name="T5">.</text:span></text:p>
      <text:list xml:id="list10448022610998" text:continue-numbering="true" text:style-name="WWNum1">
        <text:list-item>
          <text:p text:style-name="P3">¿Qué es el IoT? Indica ejemplos.</text:p>
        </text:list-item>
      </text:list>
      <text:p text:style-name="P5"><text:tab/><text:span text:style-name="T5">Son los consumos cotidianos que se registran en internet</text:span></text:p>
      <text:list xml:id="list10448565827646" text:continue-numbering="true" text:style-name="WWNum1">
        <text:list-item>
          <text:p text:style-name="P3">¿Qué son las <text:span text:style-name="T2">smart cities</text:span>?</text:p>
        </text:list-item>
      </text:list>
      <text:p text:style-name="P5"><text:tab/><text:span text:style-name="T5">Son los servicios que se conectan a internet y están al servicio de la gente de la calle</text:span></text:p>
      <text:list xml:id="list10448095215917" text:continue-numbering="true" text:style-name="WWNum1">
        <text:list-item>
          <text:p text:style-name="P3">Indica una de las clasificaciones que dividen los procesos que forman parte del Big Data.</text:p>
        </text:list-item>
      </text:list>
      <text:p text:style-name="P5"><text:tab/><text:span text:style-name="T9">Recogida, Integración, Almacenamiento, Validación, Computación y Análisis</text:span></text:p>
      <text:list xml:id="list10448522675077" text:continue-numbering="true" text:style-name="WWNum1">
        <text:list-item>
          <text:p text:style-name="P3">¿En qué capa se usa el Data Mining? ¿En qué consiste?</text:p>
        </text:list-item>
      </text:list>
      <text:p text:style-name="P5"><text:tab/><text:span text:style-name="T5">Es la fase donde se recogen datos para construir patrones y sacar conclusiones, </text:span><text:span text:style-name="T7">se ubica en la capa de análisis</text:span></text:p>
      <text:list xml:id="list10448187710486" text:continue-numbering="true" text:style-name="WWNum1">
        <text:list-item>
          <text:p text:style-name="P3">¿Qué dos tipos de operaciones recoge, que además están interrelacionadas?</text:p>
        </text:list-item>
      </text:list>
      <text:p text:style-name="P5"><text:tab/><text:span text:style-name="T5">Reconocer patrones, y hacer predicciones en base a ellos</text:span></text:p>
      <text:list xml:id="list10448616155428" text:continue-numbering="true" text:style-name="WWNum1">
        <text:list-item>
          <text:p text:style-name="P3">¿En qué disciplinas, por ejemplo, se utilizan las operaciones anteriores?</text:p>
        </text:list-item>
      </text:list>
      <text:p text:style-name="P5"><text:tab/><text:span text:style-name="T5">Meteorología, informática, </text:span><text:span text:style-name="T7">tráfico</text:span></text:p>
      <text:p text:style-name="P5"><text:span text:style-name="T5"/></text:p>
      <text:list xml:id="list10449237304459" text:continue-numbering="true" text:style-name="WWNum1">
        <text:list-item>
          <text:p text:style-name="P4"><text:soft-page-break/>¿Dónde se guarda la información que producimos?</text:p>
        </text:list-item>
      </text:list>
      <text:p text:style-name="P5"><text:tab/><text:span text:style-name="T7">Pasa</text:span><text:span text:style-name="T5"> por la operadora donde </text:span><text:span text:style-name="T7">se almacena en los</text:span><text:span text:style-name="T5"> servidores.</text:span></text:p>
      <text:list xml:id="list10448366511878" text:continue-numbering="true" text:style-name="WWNum1">
        <text:list-item>
          <text:p text:style-name="P3">¿Qué apps dan información sobre nosotros sin darnos cuenta? ¿Qué tipo de información dan?</text:p>
        </text:list-item>
      </text:list>
      <text:p text:style-name="P5"><text:tab/><text:span text:style-name="T5">Despertador (dan nuestro horario), redes sociales (fotos, dirección, etc.)</text:span></text:p>
      <text:list xml:id="list10447920797929" text:continue-numbering="true" text:style-name="WWNum1">
        <text:list-item>
          <text:p text:style-name="P3">¿Cómo puede usarse esa información?</text:p>
        </text:list-item>
      </text:list>
      <text:p text:style-name="P5"><text:tab/><text:span text:style-name="T6">Se puede saber quienes somos, donde vivimos, si somos propensos a enfermedades</text:span></text:p>
      <text:list xml:id="list10448392993431" text:continue-numbering="true" text:style-name="WWNum1">
        <text:list-item>
          <text:p text:style-name="P3">¿Qué cosas podemos hacer para controlar la compartición de nuestra información?</text:p>
        </text:list-item>
      </text:list>
      <text:p text:style-name="P5"><text:tab/></text:p>
      <text:list xml:id="list10449204257817" text:continue-numbering="true" text:style-name="WWNum1">
        <text:list-item>
          <text:p text:style-name="P3">¿Cómo influye el Big Data en la medicina?</text:p>
        </text:list-item>
      </text:list>
      <text:p text:style-name="P5"><text:tab/><text:span text:style-name="T6">Se puede usar para monitorizar los pacientes de un hospital </text:span><text:span text:style-name="T7">y prevenir enfermedades</text:span><text:span text:style-name="T6">.</text:span></text:p>
      <text:list xml:id="list10448209212554" text:continue-numbering="true" text:style-name="WWNum1">
        <text:list-item>
          <text:p text:style-name="P3">Indica los beneficios que crees que obtienes hoy día gracias al Big Data.</text:p>
        </text:list-item>
      </text:list>
      <text:p text:style-name="Standard"><text:tab/><text:span text:style-name="T6">Se puede usar el Big Data para alimentar de datos a una inteligencia artificial para <text:tab/>que aprenda de manera rápida a realizar cosas que una persona no puede hacer <text:tab/></text:span><text:span text:style-name="T7">de manera rápida </text:span><text:span text:style-name="T6">(por ejemplo: componer una canción o generar una imagen)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44fb3" officeooo:paragraph-rsid="00044fb3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niel Marín López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date>2024-09-30T21:06:17.225000000</dc:date>
    <meta:editing-duration>PT7M18S</meta:editing-duration>
    <meta:editing-cycles>1</meta:editing-cycles>
    <meta:document-statistic meta:table-count="0" meta:image-count="0" meta:object-count="0" meta:page-count="2" meta:paragraph-count="54" meta:word-count="506" meta:character-count="3086" meta:non-whitespace-character-count="2631"/>
  </office:meta>
</office:document-meta>
</file>